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32 Samples</text:p>
          </table:table-cell>
          <table:table-cell table:style-name="ce1" office:value-type="string">
            <text:p>125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4444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222222222222222">
            <text:p>0,2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[.C14]/[.B14]" office:value-type="float" office:value="0.2">
            <text:p>0,2</text:p>
          </table:table-cell>
          <table:table-cell table:formula="of:=[.D14]/[.B14]" office:value-type="float" office:value="0.2">
            <text:p>0,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formula="of:=[.C15]/[.B15]" office:value-type="float" office:value="0.181818181818182">
            <text:p>0,18</text:p>
          </table:table-cell>
          <table:table-cell table:formula="of:=[.D15]/[.B15]" office:value-type="float" office:value="0.181818181818182">
            <text:p>0,1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formula="of:=[.C16]/[.B16]" office:value-type="float" office:value="0.166666666666667">
            <text:p>0,17</text:p>
          </table:table-cell>
          <table:table-cell table:formula="of:=[.D16]/[.B16]" office:value-type="float" office:value="0.166666666666667">
            <text:p>0,1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formula="of:=[.C17]/[.B17]" office:value-type="float" office:value="0.153846153846154">
            <text:p>0,15</text:p>
          </table:table-cell>
          <table:table-cell table:formula="of:=[.D17]/[.B17]" office:value-type="float" office:value="0.153846153846154">
            <text:p>0,1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formula="of:=[.C18]/[.B18]" office:value-type="float" office:value="0.142857142857143">
            <text:p>0,14</text:p>
          </table:table-cell>
          <table:table-cell table:formula="of:=[.D18]/[.B18]" office:value-type="float" office:value="0.142857142857143">
            <text:p>0,1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table:formula="of:=[.C19]/[.B19]" office:value-type="float" office:value="0.133333333333333">
            <text:p>0,13</text:p>
          </table:table-cell>
          <table:table-cell table:formula="of:=[.D19]/[.B19]" office:value-type="float" office:value="0.133333333333333">
            <text:p>0,1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formula="of:=[.C20]/[.B20]" office:value-type="float" office:value="0.1875">
            <text:p>0,19</text:p>
          </table:table-cell>
          <table:table-cell table:formula="of:=[.D20]/[.B20]" office:value-type="float" office:value="0.1875">
            <text:p>0,1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formula="of:=[.C21]/[.B21]" office:value-type="float" office:value="0.176470588235294">
            <text:p>0,18</text:p>
          </table:table-cell>
          <table:table-cell table:formula="of:=[.D21]/[.B21]" office:value-type="float" office:value="0.176470588235294">
            <text:p>0,18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formula="of:=[.C22]/[.B22]" office:value-type="float" office:value="0.166666666666667">
            <text:p>0,17</text:p>
          </table:table-cell>
          <table:table-cell table:formula="of:=[.D22]/[.B22]" office:value-type="float" office:value="0.166666666666667">
            <text:p>0,1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3">
            <text:p>3</text:p>
          </table:table-cell>
          <table:table-cell table:formula="of:=[.C23]/[.B23]" office:value-type="float" office:value="0.157894736842105">
            <text:p>0,16</text:p>
          </table:table-cell>
          <table:table-cell table:formula="of:=[.D23]/[.B23]" office:value-type="float" office:value="0.157894736842105">
            <text:p>0,1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table:formula="of:=[.C24]/[.B24]" office:value-type="float" office:value="0.15">
            <text:p>0,15</text:p>
          </table:table-cell>
          <table:table-cell table:formula="of:=[.D24]/[.B24]" office:value-type="float" office:value="0.15">
            <text:p>0,1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table:formula="of:=[.C25]/[.B25]" office:value-type="float" office:value="0.142857142857143">
            <text:p>0,14</text:p>
          </table:table-cell>
          <table:table-cell table:formula="of:=[.D25]/[.B25]" office:value-type="float" office:value="0.142857142857143">
            <text:p>0,14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 table:formula="of:=[.C26]/[.B26]" office:value-type="float" office:value="0.136363636363636">
            <text:p>0,14</text:p>
          </table:table-cell>
          <table:table-cell table:formula="of:=[.D26]/[.B26]" office:value-type="float" office:value="0.136363636363636">
            <text:p>0,14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4">
            <text:p>4</text:p>
          </table:table-cell>
          <table:table-cell table:formula="of:=[.C27]/[.B27]" office:value-type="float" office:value="0.173913043478261">
            <text:p>0,17</text:p>
          </table:table-cell>
          <table:table-cell table:formula="of:=[.D27]/[.B27]" office:value-type="float" office:value="0.173913043478261">
            <text:p>0,17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C28]/[.B28]" office:value-type="float" office:value="0.166666666666667">
            <text:p>0,17</text:p>
          </table:table-cell>
          <table:table-cell table:formula="of:=[.D28]/[.B28]" office:value-type="float" office:value="0.166666666666667">
            <text:p>0,1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table:formula="of:=[.C29]/[.B29]" office:value-type="float" office:value="0.16">
            <text:p>0,16</text:p>
          </table:table-cell>
          <table:table-cell table:formula="of:=[.D29]/[.B29]" office:value-type="float" office:value="0.16">
            <text:p>0,16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4">
            <text:p>4</text:p>
          </table:table-cell>
          <table:table-cell table:formula="of:=[.C30]/[.B30]" office:value-type="float" office:value="0.153846153846154">
            <text:p>0,15</text:p>
          </table:table-cell>
          <table:table-cell table:formula="of:=[.D30]/[.B30]" office:value-type="float" office:value="0.153846153846154">
            <text:p>0,15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C31]/[.B31]" office:value-type="float" office:value="0.148148148148148">
            <text:p>0,15</text:p>
          </table:table-cell>
          <table:table-cell table:formula="of:=[.D31]/[.B31]" office:value-type="float" office:value="0.148148148148148">
            <text:p>0,15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table:formula="of:=[.C32]/[.B32]" office:value-type="float" office:value="0.142857142857143">
            <text:p>0,14</text:p>
          </table:table-cell>
          <table:table-cell table:formula="of:=[.D32]/[.B32]" office:value-type="float" office:value="0.142857142857143">
            <text:p>0,1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33]/[.B33]" office:value-type="float" office:value="0.172413793103448">
            <text:p>0,17</text:p>
          </table:table-cell>
          <table:table-cell table:formula="of:=[.D33]/[.B33]" office:value-type="float" office:value="0.137931034482759">
            <text:p>0,14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34]/[.B34]" office:value-type="float" office:value="0.166666666666667">
            <text:p>0,17</text:p>
          </table:table-cell>
          <table:table-cell table:formula="of:=[.D34]/[.B34]" office:value-type="float" office:value="0.133333333333333">
            <text:p>0,1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35]/[.B35]" office:value-type="float" office:value="0.161290322580645">
            <text:p>0,16</text:p>
          </table:table-cell>
          <table:table-cell table:formula="of:=[.D35]/[.B35]" office:value-type="float" office:value="0.129032258064516">
            <text:p>0,1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5">
            <text:p>5</text:p>
          </table:table-cell>
          <table:table-cell table:formula="of:=[.C36]/[.B36]" office:value-type="float" office:value="0.15625">
            <text:p>0,16</text:p>
          </table:table-cell>
          <table:table-cell table:formula="of:=[.D36]/[.B36]" office:value-type="float" office:value="0.15625">
            <text:p>0,1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5">
            <text:p>5</text:p>
          </table:table-cell>
          <table:table-cell table:formula="of:=[.C37]/[.B37]" office:value-type="float" office:value="0.151515151515152">
            <text:p>0,15</text:p>
          </table:table-cell>
          <table:table-cell table:formula="of:=[.D37]/[.B37]" office:value-type="float" office:value="0.151515151515152">
            <text:p>0,15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formula="of:=[.C38]/[.B38]" office:value-type="float" office:value="0.147058823529412">
            <text:p>0,15</text:p>
          </table:table-cell>
          <table:table-cell table:formula="of:=[.D38]/[.B38]" office:value-type="float" office:value="0.147058823529412">
            <text:p>0,15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  <table:table-cell table:formula="of:=[.C39]/[.B39]" office:value-type="float" office:value="0.142857142857143">
            <text:p>0,14</text:p>
          </table:table-cell>
          <table:table-cell table:formula="of:=[.D39]/[.B39]" office:value-type="float" office:value="0.142857142857143">
            <text:p>0,14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6">
            <text:p>6</text:p>
          </table:table-cell>
          <table:table-cell table:formula="of:=[.C40]/[.B40]" office:value-type="float" office:value="0.166666666666667">
            <text:p>0,17</text:p>
          </table:table-cell>
          <table:table-cell table:formula="of:=[.D40]/[.B40]" office:value-type="float" office:value="0.166666666666667">
            <text:p>0,17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table:formula="of:=[.C41]/[.B41]" office:value-type="float" office:value="0.162162162162162">
            <text:p>0,16</text:p>
          </table:table-cell>
          <table:table-cell table:formula="of:=[.D41]/[.B41]" office:value-type="float" office:value="0.162162162162162">
            <text:p>0,16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6">
            <text:p>6</text:p>
          </table:table-cell>
          <table:table-cell table:formula="of:=[.C42]/[.B42]" office:value-type="float" office:value="0.157894736842105">
            <text:p>0,16</text:p>
          </table:table-cell>
          <table:table-cell table:formula="of:=[.D42]/[.B42]" office:value-type="float" office:value="0.157894736842105">
            <text:p>0,16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6">
            <text:p>6</text:p>
          </table:table-cell>
          <table:table-cell table:formula="of:=[.C43]/[.B43]" office:value-type="float" office:value="0.153846153846154">
            <text:p>0,15</text:p>
          </table:table-cell>
          <table:table-cell table:formula="of:=[.D43]/[.B43]" office:value-type="float" office:value="0.153846153846154">
            <text:p>0,1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6">
            <text:p>6</text:p>
          </table:table-cell>
          <table:table-cell table:formula="of:=[.C44]/[.B44]" office:value-type="float" office:value="0.15">
            <text:p>0,15</text:p>
          </table:table-cell>
          <table:table-cell table:formula="of:=[.D44]/[.B44]" office:value-type="float" office:value="0.15">
            <text:p>0,1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6">
            <text:p>6</text:p>
          </table:table-cell>
          <table:table-cell table:formula="of:=[.C45]/[.B45]" office:value-type="float" office:value="0.146341463414634">
            <text:p>0,15</text:p>
          </table:table-cell>
          <table:table-cell table:formula="of:=[.D45]/[.B45]" office:value-type="float" office:value="0.146341463414634">
            <text:p>0,1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7">
            <text:p>7</text:p>
          </table:table-cell>
          <table:table-cell table:formula="of:=[.C46]/[.B46]" office:value-type="float" office:value="0.166666666666667">
            <text:p>0,17</text:p>
          </table:table-cell>
          <table:table-cell table:formula="of:=[.D46]/[.B46]" office:value-type="float" office:value="0.166666666666667">
            <text:p>0,17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7">
            <text:p>7</text:p>
          </table:table-cell>
          <table:table-cell table:formula="of:=[.C47]/[.B47]" office:value-type="float" office:value="0.162790697674419">
            <text:p>0,16</text:p>
          </table:table-cell>
          <table:table-cell table:formula="of:=[.D47]/[.B47]" office:value-type="float" office:value="0.162790697674419">
            <text:p>0,16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7">
            <text:p>7</text:p>
          </table:table-cell>
          <table:table-cell table:formula="of:=[.C48]/[.B48]" office:value-type="float" office:value="0.159090909090909">
            <text:p>0,16</text:p>
          </table:table-cell>
          <table:table-cell table:formula="of:=[.D48]/[.B48]" office:value-type="float" office:value="0.159090909090909">
            <text:p>0,16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7">
            <text:p>7</text:p>
          </table:table-cell>
          <table:table-cell table:formula="of:=[.C49]/[.B49]" office:value-type="float" office:value="0.155555555555556">
            <text:p>0,16</text:p>
          </table:table-cell>
          <table:table-cell table:formula="of:=[.D49]/[.B49]" office:value-type="float" office:value="0.155555555555556">
            <text:p>0,16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7">
            <text:p>7</text:p>
          </table:table-cell>
          <table:table-cell table:formula="of:=[.C50]/[.B50]" office:value-type="float" office:value="0.152173913043478">
            <text:p>0,15</text:p>
          </table:table-cell>
          <table:table-cell table:formula="of:=[.D50]/[.B50]" office:value-type="float" office:value="0.152173913043478">
            <text:p>0,15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C51]/[.B51]" office:value-type="float" office:value="0.148936170212766">
            <text:p>0,15</text:p>
          </table:table-cell>
          <table:table-cell table:formula="of:=[.D51]/[.B51]" office:value-type="float" office:value="0.148936170212766">
            <text:p>0,15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8">
            <text:p>8</text:p>
          </table:table-cell>
          <table:table-cell table:formula="of:=[.C52]/[.B52]" office:value-type="float" office:value="0.166666666666667">
            <text:p>0,17</text:p>
          </table:table-cell>
          <table:table-cell table:formula="of:=[.D52]/[.B52]" office:value-type="float" office:value="0.166666666666667">
            <text:p>0,17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8">
            <text:p>8</text:p>
          </table:table-cell>
          <table:table-cell table:formula="of:=[.C53]/[.B53]" office:value-type="float" office:value="0.163265306122449">
            <text:p>0,16</text:p>
          </table:table-cell>
          <table:table-cell table:formula="of:=[.D53]/[.B53]" office:value-type="float" office:value="0.163265306122449">
            <text:p>0,16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table:formula="of:=[.C54]/[.B54]" office:value-type="float" office:value="0.16">
            <text:p>0,16</text:p>
          </table:table-cell>
          <table:table-cell table:formula="of:=[.D54]/[.B54]" office:value-type="float" office:value="0.16">
            <text:p>0,16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C55]/[.B55]" office:value-type="float" office:value="0.156862745098039">
            <text:p>0,16</text:p>
          </table:table-cell>
          <table:table-cell table:formula="of:=[.D55]/[.B55]" office:value-type="float" office:value="0.156862745098039">
            <text:p>0,16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8">
            <text:p>8</text:p>
          </table:table-cell>
          <table:table-cell table:formula="of:=[.C56]/[.B56]" office:value-type="float" office:value="0.153846153846154">
            <text:p>0,15</text:p>
          </table:table-cell>
          <table:table-cell table:formula="of:=[.D56]/[.B56]" office:value-type="float" office:value="0.153846153846154">
            <text:p>0,15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8">
            <text:p>8</text:p>
          </table:table-cell>
          <table:table-cell table:formula="of:=[.C57]/[.B57]" office:value-type="float" office:value="0.150943396226415">
            <text:p>0,15</text:p>
          </table:table-cell>
          <table:table-cell table:formula="of:=[.D57]/[.B57]" office:value-type="float" office:value="0.150943396226415">
            <text:p>0,15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9">
            <text:p>9</text:p>
          </table:table-cell>
          <table:table-cell table:formula="of:=[.C58]/[.B58]" office:value-type="float" office:value="0.166666666666667">
            <text:p>0,17</text:p>
          </table:table-cell>
          <table:table-cell table:formula="of:=[.D58]/[.B58]" office:value-type="float" office:value="0.166666666666667">
            <text:p>0,17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9">
            <text:p>9</text:p>
          </table:table-cell>
          <table:table-cell table:formula="of:=[.C59]/[.B59]" office:value-type="float" office:value="0.163636363636364">
            <text:p>0,16</text:p>
          </table:table-cell>
          <table:table-cell table:formula="of:=[.D59]/[.B59]" office:value-type="float" office:value="0.163636363636364">
            <text:p>0,16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9">
            <text:p>9</text:p>
          </table:table-cell>
          <table:table-cell table:formula="of:=[.C60]/[.B60]" office:value-type="float" office:value="0.160714285714286">
            <text:p>0,16</text:p>
          </table:table-cell>
          <table:table-cell table:formula="of:=[.D60]/[.B60]" office:value-type="float" office:value="0.160714285714286">
            <text:p>0,16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9">
            <text:p>9</text:p>
          </table:table-cell>
          <table:table-cell table:formula="of:=[.C61]/[.B61]" office:value-type="float" office:value="0.157894736842105">
            <text:p>0,16</text:p>
          </table:table-cell>
          <table:table-cell table:formula="of:=[.D61]/[.B61]" office:value-type="float" office:value="0.157894736842105">
            <text:p>0,16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9">
            <text:p>9</text:p>
          </table:table-cell>
          <table:table-cell table:formula="of:=[.C62]/[.B62]" office:value-type="float" office:value="0.155172413793103">
            <text:p>0,16</text:p>
          </table:table-cell>
          <table:table-cell table:formula="of:=[.D62]/[.B62]" office:value-type="float" office:value="0.155172413793103">
            <text:p>0,16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9">
            <text:p>9</text:p>
          </table:table-cell>
          <table:table-cell table:formula="of:=[.C63]/[.B63]" office:value-type="float" office:value="0.152542372881356">
            <text:p>0,15</text:p>
          </table:table-cell>
          <table:table-cell table:formula="of:=[.D63]/[.B63]" office:value-type="float" office:value="0.152542372881356">
            <text:p>0,15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9">
            <text:p>9</text:p>
          </table:table-cell>
          <table:table-cell table:formula="of:=[.C64]/[.B64]" office:value-type="float" office:value="0.15">
            <text:p>0,15</text:p>
          </table:table-cell>
          <table:table-cell table:formula="of:=[.D64]/[.B64]" office:value-type="float" office:value="0.15">
            <text:p>0,15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0">
            <text:p>10</text:p>
          </table:table-cell>
          <table:table-cell table:formula="of:=[.C65]/[.B65]" office:value-type="float" office:value="0.163934426229508">
            <text:p>0,16</text:p>
          </table:table-cell>
          <table:table-cell table:formula="of:=[.D65]/[.B65]" office:value-type="float" office:value="0.163934426229508">
            <text:p>0,16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0">
            <text:p>10</text:p>
          </table:table-cell>
          <table:table-cell table:formula="of:=[.C66]/[.B66]" office:value-type="float" office:value="0.161290322580645">
            <text:p>0,16</text:p>
          </table:table-cell>
          <table:table-cell table:formula="of:=[.D66]/[.B66]" office:value-type="float" office:value="0.161290322580645">
            <text:p>0,16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0">
            <text:p>10</text:p>
          </table:table-cell>
          <table:table-cell table:formula="of:=[.C67]/[.B67]" office:value-type="float" office:value="0.158730158730159">
            <text:p>0,16</text:p>
          </table:table-cell>
          <table:table-cell table:formula="of:=[.D67]/[.B67]" office:value-type="float" office:value="0.158730158730159">
            <text:p>0,16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0">
            <text:p>10</text:p>
          </table:table-cell>
          <table:table-cell table:formula="of:=[.C68]/[.B68]" office:value-type="float" office:value="0.15625">
            <text:p>0,16</text:p>
          </table:table-cell>
          <table:table-cell table:formula="of:=[.D68]/[.B68]" office:value-type="float" office:value="0.15625">
            <text:p>0,1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0">
            <text:p>10</text:p>
          </table:table-cell>
          <table:table-cell table:formula="of:=[.C69]/[.B69]" office:value-type="float" office:value="0.153846153846154">
            <text:p>0,15</text:p>
          </table:table-cell>
          <table:table-cell table:formula="of:=[.D69]/[.B69]" office:value-type="float" office:value="0.153846153846154">
            <text:p>0,15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0">
            <text:p>10</text:p>
          </table:table-cell>
          <table:table-cell table:formula="of:=[.C70]/[.B70]" office:value-type="float" office:value="0.151515151515152">
            <text:p>0,15</text:p>
          </table:table-cell>
          <table:table-cell table:formula="of:=[.D70]/[.B70]" office:value-type="float" office:value="0.151515151515152">
            <text:p>0,15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1">
            <text:p>11</text:p>
          </table:table-cell>
          <table:table-cell table:formula="of:=[.C71]/[.B71]" office:value-type="float" office:value="0.164179104477612">
            <text:p>0,16</text:p>
          </table:table-cell>
          <table:table-cell table:formula="of:=[.D71]/[.B71]" office:value-type="float" office:value="0.164179104477612">
            <text:p>0,16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1">
            <text:p>11</text:p>
          </table:table-cell>
          <table:table-cell table:formula="of:=[.C72]/[.B72]" office:value-type="float" office:value="0.161764705882353">
            <text:p>0,16</text:p>
          </table:table-cell>
          <table:table-cell table:formula="of:=[.D72]/[.B72]" office:value-type="float" office:value="0.161764705882353">
            <text:p>0,16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1">
            <text:p>11</text:p>
          </table:table-cell>
          <table:table-cell table:formula="of:=[.C73]/[.B73]" office:value-type="float" office:value="0.159420289855072">
            <text:p>0,16</text:p>
          </table:table-cell>
          <table:table-cell table:formula="of:=[.D73]/[.B73]" office:value-type="float" office:value="0.159420289855072">
            <text:p>0,16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1">
            <text:p>11</text:p>
          </table:table-cell>
          <table:table-cell table:formula="of:=[.C74]/[.B74]" office:value-type="float" office:value="0.157142857142857">
            <text:p>0,16</text:p>
          </table:table-cell>
          <table:table-cell table:formula="of:=[.D74]/[.B74]" office:value-type="float" office:value="0.157142857142857">
            <text:p>0,16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1">
            <text:p>11</text:p>
          </table:table-cell>
          <table:table-cell table:formula="of:=[.C75]/[.B75]" office:value-type="float" office:value="0.154929577464789">
            <text:p>0,15</text:p>
          </table:table-cell>
          <table:table-cell table:formula="of:=[.D75]/[.B75]" office:value-type="float" office:value="0.154929577464789">
            <text:p>0,15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1">
            <text:p>11</text:p>
          </table:table-cell>
          <table:table-cell table:formula="of:=[.C76]/[.B76]" office:value-type="float" office:value="0.152777777777778">
            <text:p>0,15</text:p>
          </table:table-cell>
          <table:table-cell table:formula="of:=[.D76]/[.B76]" office:value-type="float" office:value="0.152777777777778">
            <text:p>0,15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C77]/[.B77]" office:value-type="float" office:value="0.164383561643836">
            <text:p>0,16</text:p>
          </table:table-cell>
          <table:table-cell table:formula="of:=[.D77]/[.B77]" office:value-type="float" office:value="0.150684931506849">
            <text:p>0,15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2">
            <text:p>12</text:p>
          </table:table-cell>
          <table:table-cell table:formula="of:=[.C78]/[.B78]" office:value-type="float" office:value="0.162162162162162">
            <text:p>0,16</text:p>
          </table:table-cell>
          <table:table-cell table:formula="of:=[.D78]/[.B78]" office:value-type="float" office:value="0.162162162162162">
            <text:p>0,16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2">
            <text:p>12</text:p>
          </table:table-cell>
          <table:table-cell table:formula="of:=[.C79]/[.B79]" office:value-type="float" office:value="0.16">
            <text:p>0,16</text:p>
          </table:table-cell>
          <table:table-cell table:formula="of:=[.D79]/[.B79]" office:value-type="float" office:value="0.16">
            <text:p>0,16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2">
            <text:p>12</text:p>
          </table:table-cell>
          <table:table-cell table:formula="of:=[.C80]/[.B80]" office:value-type="float" office:value="0.157894736842105">
            <text:p>0,16</text:p>
          </table:table-cell>
          <table:table-cell table:formula="of:=[.D80]/[.B80]" office:value-type="float" office:value="0.157894736842105">
            <text:p>0,16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2">
            <text:p>12</text:p>
          </table:table-cell>
          <table:table-cell table:formula="of:=[.C81]/[.B81]" office:value-type="float" office:value="0.155844155844156">
            <text:p>0,16</text:p>
          </table:table-cell>
          <table:table-cell table:formula="of:=[.D81]/[.B81]" office:value-type="float" office:value="0.155844155844156">
            <text:p>0,16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2">
            <text:p>12</text:p>
          </table:table-cell>
          <table:table-cell table:formula="of:=[.C82]/[.B82]" office:value-type="float" office:value="0.153846153846154">
            <text:p>0,15</text:p>
          </table:table-cell>
          <table:table-cell table:formula="of:=[.D82]/[.B82]" office:value-type="float" office:value="0.153846153846154">
            <text:p>0,1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2">
            <text:p>12</text:p>
          </table:table-cell>
          <table:table-cell table:formula="of:=[.C83]/[.B83]" office:value-type="float" office:value="0.151898734177215">
            <text:p>0,15</text:p>
          </table:table-cell>
          <table:table-cell table:formula="of:=[.D83]/[.B83]" office:value-type="float" office:value="0.151898734177215">
            <text:p>0,15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3">
            <text:p>13</text:p>
          </table:table-cell>
          <table:table-cell table:formula="of:=[.C84]/[.B84]" office:value-type="float" office:value="0.1625">
            <text:p>0,16</text:p>
          </table:table-cell>
          <table:table-cell table:formula="of:=[.D84]/[.B84]" office:value-type="float" office:value="0.1625">
            <text:p>0,16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3">
            <text:p>13</text:p>
          </table:table-cell>
          <table:table-cell table:formula="of:=[.C85]/[.B85]" office:value-type="float" office:value="0.160493827160494">
            <text:p>0,16</text:p>
          </table:table-cell>
          <table:table-cell table:formula="of:=[.D85]/[.B85]" office:value-type="float" office:value="0.160493827160494">
            <text:p>0,16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3">
            <text:p>13</text:p>
          </table:table-cell>
          <table:table-cell table:formula="of:=[.C86]/[.B86]" office:value-type="float" office:value="0.158536585365854">
            <text:p>0,16</text:p>
          </table:table-cell>
          <table:table-cell table:formula="of:=[.D86]/[.B86]" office:value-type="float" office:value="0.158536585365854">
            <text:p>0,16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3">
            <text:p>13</text:p>
          </table:table-cell>
          <table:table-cell table:formula="of:=[.C87]/[.B87]" office:value-type="float" office:value="0.156626506024096">
            <text:p>0,16</text:p>
          </table:table-cell>
          <table:table-cell table:formula="of:=[.D87]/[.B87]" office:value-type="float" office:value="0.156626506024096">
            <text:p>0,16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3">
            <text:p>13</text:p>
          </table:table-cell>
          <table:table-cell table:formula="of:=[.C88]/[.B88]" office:value-type="float" office:value="0.154761904761905">
            <text:p>0,15</text:p>
          </table:table-cell>
          <table:table-cell table:formula="of:=[.D88]/[.B88]" office:value-type="float" office:value="0.154761904761905">
            <text:p>0,15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3">
            <text:p>13</text:p>
          </table:table-cell>
          <table:table-cell table:formula="of:=[.C89]/[.B89]" office:value-type="float" office:value="0.152941176470588">
            <text:p>0,15</text:p>
          </table:table-cell>
          <table:table-cell table:formula="of:=[.D89]/[.B89]" office:value-type="float" office:value="0.152941176470588">
            <text:p>0,15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4">
            <text:p>14</text:p>
          </table:table-cell>
          <table:table-cell table:formula="of:=[.C90]/[.B90]" office:value-type="float" office:value="0.162790697674419">
            <text:p>0,16</text:p>
          </table:table-cell>
          <table:table-cell table:formula="of:=[.D90]/[.B90]" office:value-type="float" office:value="0.162790697674419">
            <text:p>0,16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4">
            <text:p>14</text:p>
          </table:table-cell>
          <table:table-cell table:formula="of:=[.C91]/[.B91]" office:value-type="float" office:value="0.160919540229885">
            <text:p>0,16</text:p>
          </table:table-cell>
          <table:table-cell table:formula="of:=[.D91]/[.B91]" office:value-type="float" office:value="0.160919540229885">
            <text:p>0,16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4">
            <text:p>14</text:p>
          </table:table-cell>
          <table:table-cell table:formula="of:=[.C92]/[.B92]" office:value-type="float" office:value="0.159090909090909">
            <text:p>0,16</text:p>
          </table:table-cell>
          <table:table-cell table:formula="of:=[.D92]/[.B92]" office:value-type="float" office:value="0.159090909090909">
            <text:p>0,16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4">
            <text:p>14</text:p>
          </table:table-cell>
          <table:table-cell table:formula="of:=[.C93]/[.B93]" office:value-type="float" office:value="0.157303370786517">
            <text:p>0,16</text:p>
          </table:table-cell>
          <table:table-cell table:formula="of:=[.D93]/[.B93]" office:value-type="float" office:value="0.157303370786517">
            <text:p>0,16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4">
            <text:p>14</text:p>
          </table:table-cell>
          <table:table-cell table:formula="of:=[.C94]/[.B94]" office:value-type="float" office:value="0.155555555555556">
            <text:p>0,16</text:p>
          </table:table-cell>
          <table:table-cell table:formula="of:=[.D94]/[.B94]" office:value-type="float" office:value="0.155555555555556">
            <text:p>0,16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4">
            <text:p>14</text:p>
          </table:table-cell>
          <table:table-cell table:formula="of:=[.C95]/[.B95]" office:value-type="float" office:value="0.153846153846154">
            <text:p>0,15</text:p>
          </table:table-cell>
          <table:table-cell table:formula="of:=[.D95]/[.B95]" office:value-type="float" office:value="0.153846153846154">
            <text:p>0,15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96]/[.B96]" office:value-type="float" office:value="0.152173913043478">
            <text:p>0,15</text:p>
          </table:table-cell>
          <table:table-cell table:formula="of:=[.D96]/[.B96]" office:value-type="float" office:value="0.16304347826087">
            <text:p>0,16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5">
            <text:p>15</text:p>
          </table:table-cell>
          <table:table-cell table:formula="of:=[.C97]/[.B97]" office:value-type="float" office:value="0.161290322580645">
            <text:p>0,16</text:p>
          </table:table-cell>
          <table:table-cell table:formula="of:=[.D97]/[.B97]" office:value-type="float" office:value="0.161290322580645">
            <text:p>0,16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5">
            <text:p>15</text:p>
          </table:table-cell>
          <table:table-cell table:formula="of:=[.C98]/[.B98]" office:value-type="float" office:value="0.159574468085106">
            <text:p>0,16</text:p>
          </table:table-cell>
          <table:table-cell table:formula="of:=[.D98]/[.B98]" office:value-type="float" office:value="0.159574468085106">
            <text:p>0,16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5">
            <text:p>15</text:p>
          </table:table-cell>
          <table:table-cell table:formula="of:=[.C99]/[.B99]" office:value-type="float" office:value="0.157894736842105">
            <text:p>0,16</text:p>
          </table:table-cell>
          <table:table-cell table:formula="of:=[.D99]/[.B99]" office:value-type="float" office:value="0.157894736842105">
            <text:p>0,16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5">
            <text:p>15</text:p>
          </table:table-cell>
          <table:table-cell table:formula="of:=[.C100]/[.B100]" office:value-type="float" office:value="0.15625">
            <text:p>0,16</text:p>
          </table:table-cell>
          <table:table-cell table:formula="of:=[.D100]/[.B100]" office:value-type="float" office:value="0.15625">
            <text:p>0,16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5">
            <text:p>15</text:p>
          </table:table-cell>
          <table:table-cell table:formula="of:=[.C101]/[.B101]" office:value-type="float" office:value="0.154639175257732">
            <text:p>0,15</text:p>
          </table:table-cell>
          <table:table-cell table:formula="of:=[.D101]/[.B101]" office:value-type="float" office:value="0.154639175257732">
            <text:p>0,15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5">
            <text:p>15</text:p>
          </table:table-cell>
          <table:table-cell table:formula="of:=[.C102]/[.B102]" office:value-type="float" office:value="0.153061224489796">
            <text:p>0,15</text:p>
          </table:table-cell>
          <table:table-cell table:formula="of:=[.D102]/[.B102]" office:value-type="float" office:value="0.153061224489796">
            <text:p>0,15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C103]/[.B103]" office:value-type="float" office:value="0.151515151515152">
            <text:p>0,15</text:p>
          </table:table-cell>
          <table:table-cell table:formula="of:=[.D103]/[.B103]" office:value-type="float" office:value="0.151515151515152">
            <text:p>0,15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5">
            <text:p>15</text:p>
          </table:table-cell>
          <table:table-cell table:formula="of:=[.C104]/[.B104]" office:value-type="float" office:value="0.15">
            <text:p>0,15</text:p>
          </table:table-cell>
          <table:table-cell table:formula="of:=[.D104]/[.B104]" office:value-type="float" office:value="0.15">
            <text:p>0,15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72026370101706">
            <text:p>0,17</text:p>
          </table:table-cell>
          <table:table-cell table:style-name="ce4" table:formula="of:=SUM([.F5:.F104])/100" office:value-type="float" office:value="0.17210844899892">
            <text:p>0,17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00:5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3M4S</meta:editing-duration>
    <meta:editing-cycles>102</meta:editing-cycles>
    <meta:generator>OpenOffice.org/3.4.1$Win32 OpenOffice.org_project/341m1$Build-9593</meta:generator>
    <dc:date>2013-05-02T00:58:30.84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